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Image RGB Data">
        <table:table-row>
          <table:table-cell>
            <text:p>Image Name</text:p>
          </table:table-cell>
          <table:table-cell>
            <text:p>Class</text:p>
          </table:table-cell>
          <table:table-cell>
            <text:p>Red Avg</text:p>
          </table:table-cell>
          <table:table-cell>
            <text:p>Green Avg</text:p>
          </table:table-cell>
          <table:table-cell>
            <text:p>Blue Avg</text:p>
          </table:table-cell>
        </table:table-row>
        <table:table-row>
          <table:table-cell>
            <text:p>pexels-albinberlin-919073.jpg</text:p>
          </table:table-cell>
          <table:table-cell>
            <text:p>pexels-albinberlin-919073.jpg</text:p>
          </table:table-cell>
          <table:table-cell>
            <text:p>6.7076693169212325</text:p>
          </table:table-cell>
          <table:table-cell>
            <text:p>6.299976164541013</text:p>
          </table:table-cell>
          <table:table-cell>
            <text:p>5.754024375288551</text:p>
          </table:table-cell>
        </table:table-row>
        <table:table-row>
          <table:table-cell>
            <text:p>pexels-mikebirdy-112460.jpg</text:p>
          </table:table-cell>
          <table:table-cell>
            <text:p>pexels-mikebirdy-112460.jpg</text:p>
          </table:table-cell>
          <table:table-cell>
            <text:p>75.95265356605071</text:p>
          </table:table-cell>
          <table:table-cell>
            <text:p>88.83046416056291</text:p>
          </table:table-cell>
          <table:table-cell>
            <text:p>71.37492835056018</text:p>
          </table:table-cell>
        </table:table-row>
        <table:table-row>
          <table:table-cell>
            <text:p>pexels-mikebirdy-116675.jpg</text:p>
          </table:table-cell>
          <table:table-cell>
            <text:p>pexels-mikebirdy-116675.jpg</text:p>
          </table:table-cell>
          <table:table-cell>
            <text:p>99.34677221563982</text:p>
          </table:table-cell>
          <table:table-cell>
            <text:p>107.69306383293839</text:p>
          </table:table-cell>
          <table:table-cell>
            <text:p>99.6993373321485</text:p>
          </table:table-cell>
        </table:table-row>
        <table:table-row>
          <table:table-cell>
            <text:p>pexels-mikebirdy-170811.jpg</text:p>
          </table:table-cell>
          <table:table-cell>
            <text:p>pexels-mikebirdy-170811.jpg</text:p>
          </table:table-cell>
          <table:table-cell>
            <text:p>83.98442604328943</text:p>
          </table:table-cell>
          <table:table-cell>
            <text:p>93.90501566704432</text:p>
          </table:table-cell>
          <table:table-cell>
            <text:p>102.31083570846906</text:p>
          </table:table-cell>
        </table:table-row>
        <table:table-row>
          <table:table-cell>
            <text:p>pexels-pixabay-210019.jpg</text:p>
          </table:table-cell>
          <table:table-cell>
            <text:p>pexels-pixabay-210019.jpg</text:p>
          </table:table-cell>
          <table:table-cell>
            <text:p>143.06878696918866</text:p>
          </table:table-cell>
          <table:table-cell>
            <text:p>107.09098749753822</text:p>
          </table:table-cell>
          <table:table-cell>
            <text:p>90.148879600138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2</meta:generator>
  </office:meta>
</office:document-meta>
</file>